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4732ad" officeooo:paragraph-rsid="004732ad"/>
    </style:style>
    <style:style style:name="P4" style:family="paragraph" style:parent-style-name="Text_20_body">
      <style:paragraph-properties fo:text-align="center" style:justify-single-word="false"/>
      <style:text-properties officeooo:paragraph-rsid="003ef1dc"/>
    </style:style>
    <style:style style:name="P5" style:family="paragraph" style:parent-style-name="Text_20_body">
      <style:text-properties style:font-name="Arial2" fo:font-size="12pt" fo:font-weight="bold" officeooo:rsid="001d0934" officeooo:paragraph-rsid="003ef1dc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2" fo:font-size="12pt" fo:font-weight="normal" officeooo:rsid="001d0934" officeooo:paragraph-rsid="003ef1dc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text-properties officeooo:paragraph-rsid="003ef1dc"/>
    </style:style>
    <style:style style:name="P8" style:family="paragraph" style:parent-style-name="Text_20_body">
      <style:text-properties officeooo:rsid="00435847" officeooo:paragraph-rsid="00435847"/>
    </style:style>
    <style:style style:name="P9" style:family="paragraph" style:parent-style-name="Text_20_body">
      <style:text-properties officeooo:paragraph-rsid="00454b7e"/>
    </style:style>
    <style:style style:name="P10" style:family="paragraph" style:parent-style-name="Text_20_body">
      <style:text-properties officeooo:paragraph-rsid="004732ad"/>
    </style:style>
    <style:style style:name="P11" style:family="paragraph" style:parent-style-name="Text_20_body">
      <style:text-properties officeooo:rsid="0048fd6f" officeooo:paragraph-rsid="0048fd6f"/>
    </style:style>
    <style:style style:name="P12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3ef1dc" style:font-size-asian="12pt" style:font-weight-asian="normal" style:font-size-complex="12pt" style:font-weight-complex="normal"/>
    </style:style>
    <style:style style:name="P13" style:family="paragraph" style:parent-style-name="Contents_20_Heading">
      <style:text-properties officeooo:paragraph-rsid="003ef1dc"/>
    </style:style>
    <style:style style:name="P1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3ef1dc" style:font-size-asian="12pt" style:font-weight-asian="normal" style:font-size-complex="12pt" style:font-weight-complex="norma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Heading_20_1" style:list-style-name=""/>
    <style:style style:name="P20" style:family="paragraph" style:parent-style-name="Heading_20_1" style:list-style-name="">
      <style:text-properties officeooo:paragraph-rsid="00454b7e"/>
    </style:style>
    <style:style style:name="P21" style:family="paragraph" style:parent-style-name="Heading_20_1" style:list-style-name="">
      <style:text-properties style:font-name="Arial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Heading_20_1" style:list-style-name="">
      <style:text-properties officeooo:rsid="003ef1dc" officeooo:paragraph-rsid="003ef1dc"/>
    </style:style>
    <style:style style:name="P23" style:family="paragraph" style:parent-style-name="Heading_20_1">
      <style:text-properties officeooo:rsid="0040aa95" officeooo:paragraph-rsid="0040aa95"/>
    </style:style>
    <style:style style:name="P24" style:family="paragraph" style:parent-style-name="Heading_20_1" style:list-style-name="">
      <style:text-properties officeooo:rsid="004732ad" officeooo:paragraph-rsid="004732a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3ef1dc" officeooo:paragraph-rsid="003ef1dc"/>
    </style:style>
    <style:style style:name="P27" style:family="paragraph" style:parent-style-name="Heading_20_1">
      <style:paragraph-properties fo:break-before="page"/>
      <style:text-properties officeooo:paragraph-rsid="00454b7e"/>
    </style:style>
    <style:style style:name="P28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f1dc" officeooo:paragraph-rsid="003ef1dc" fo:background-color="transparent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paragraph-rsid="004a9e92"/>
    </style:style>
    <style:style style:name="P31" style:family="paragraph" style:parent-style-name="Text_20_body">
      <style:paragraph-properties fo:text-align="center" style:justify-single-word="false"/>
      <style:text-properties officeooo:paragraph-rsid="004dd74e"/>
    </style:style>
    <style:style style:name="P32" style:family="paragraph" style:parent-style-name="Text_20_body">
      <style:paragraph-properties fo:text-align="center" style:justify-single-word="false"/>
      <style:text-properties officeooo:rsid="004b2e08" officeooo:paragraph-rsid="004b2e08"/>
    </style:style>
    <style:style style:name="P33" style:family="paragraph" style:parent-style-name="Text_20_body">
      <style:text-properties style:font-name="Arial2" fo:font-size="12pt" fo:font-weight="normal" officeooo:rsid="001d0934" officeooo:paragraph-rsid="003ef1dc" style:font-name-asian="Microsoft YaHei" style:font-size-asian="28pt" style:font-weight-asian="normal" style:font-name-complex="Arial4" style:font-size-complex="28pt" style:font-weight-complex="normal"/>
    </style:style>
    <style:style style:name="P34" style:family="paragraph" style:parent-style-name="Text_20_body">
      <style:text-properties style:font-name="Arial2" fo:font-size="12pt" fo:font-weight="bold" officeooo:rsid="001d0934" officeooo:paragraph-rsid="003ef1dc" style:font-name-asian="Microsoft YaHei" style:font-size-asian="28pt" style:font-weight-asian="bold" style:font-name-complex="Arial4" style:font-size-complex="28pt" style:font-weight-complex="bold"/>
    </style:style>
    <style:style style:name="P35" style:family="paragraph" style:parent-style-name="Text_20_body">
      <style:text-properties officeooo:paragraph-rsid="003ef1dc"/>
    </style:style>
    <style:style style:name="P36" style:family="paragraph" style:parent-style-name="Text_20_body">
      <style:paragraph-properties fo:text-align="center" style:justify-single-word="false"/>
      <style:text-properties officeooo:rsid="004c307b"/>
    </style:style>
    <style:style style:name="P37" style:family="paragraph" style:parent-style-name="Text_20_body">
      <style:paragraph-properties fo:text-align="center" style:justify-single-word="false" fo:break-before="page"/>
      <style:text-properties officeooo:paragraph-rsid="004a9e92"/>
    </style:style>
    <style:style style:name="P38" style:family="paragraph" style:parent-style-name="Text_20_body" style:master-page-name="CTM">
      <style:paragraph-properties fo:text-align="center" style:justify-single-word="false" style:page-number="auto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officeooo:rsid="003ef1dc" fo:background-color="transparent" loext:char-shading-value="0"/>
    </style:style>
    <style:style style:name="T4" style:family="text">
      <style:text-properties officeooo:rsid="0042194c"/>
    </style:style>
    <style:style style:name="T5" style:family="text">
      <style:text-properties officeooo:rsid="004732ad"/>
    </style:style>
    <style:style style:name="T6" style:family="text">
      <style:text-properties officeooo:rsid="0048fd6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b2e08" style:font-weight-asian="bold" style:font-weight-complex="bold"/>
    </style:style>
    <style:style style:name="T9" style:family="text">
      <style:text-properties officeooo:rsid="004c307b"/>
    </style:style>
    <style:style style:name="T10" style:family="text">
      <style:text-properties officeooo:rsid="004d1bde"/>
    </style:style>
    <style:style style:name="T11" style:family="text">
      <style:text-properties officeooo:rsid="004dd74e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__RefHeading___Toc74_2961738099"/>JEDIEL DA ROSA RIBEIRO<text:bookmark-end text:name="__RefHeading___Toc74_2961738099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7">A NEGLIGÊNCIA DA IGREJA COM O MUNDO DOS JOGO</text:span><text:span text:style-name="T8">S</text:span></text:p>
      <text:p text:style-name="P29"/>
      <text:p text:style-name="P29"/>
      <text:p text:style-name="P31"/>
      <text:p text:style-name="P31"/>
      <text:p text:style-name="P29"/>
      <text:p text:style-name="P29"/>
      <text:p text:style-name="P36"/>
      <text:p text:style-name="P29"/>
      <text:p text:style-name="P29"/>
      <text:p text:style-name="P29"/>
      <text:p text:style-name="P29"/>
      <text:p text:style-name="P29"/>
      <text:p text:style-name="P32"/>
      <text:p text:style-name="P29"/>
      <text:p text:style-name="P30"><text:span text:style-name="T2">GASPAR</text:span>/SC<text:line-break/><text:span text:style-name="T3">OUTUBRO </text:span><text:span text:style-name="T1">DE 2021</text:span></text:p>
      <text:p text:style-name="P37">JEDIEL DA ROSA RIBEIRO</text:p>
      <text:p text:style-name="P30"/>
      <text:p text:style-name="P30"/>
      <text:p text:style-name="P12"/>
      <text:p text:style-name="P13"/>
      <text:p text:style-name="P12"/>
      <text:p text:style-name="P12"/>
      <text:p text:style-name="P12"/>
      <text:p text:style-name="P12"/>
      <text:p text:style-name="P28">A NEGLIGÊNCIA DA IGREJA COM O MUNDO DOS JOGOS</text:p>
      <text:p text:style-name="P28"/>
      <text:p text:style-name="Abstrato">Trabalho apresentado à professora Damares da Silva por exigência da disciplina Metodologia da Pesquisa do curso de Teologia e Missão do Centro</text:p>
      <text:p text:style-name="Abstrato">de Treinamento Missionário Vida – CTMVida.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4"><text:bookmark-start text:name="__RefHeading___Toc76_29617380991"/><text:span text:style-name="T2">GASPAR</text:span>/SC<text:line-break/><text:span text:style-name="T3">OUTUBRO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7">Sumário</text:p>
          </text:index-title>
          <text:p text:style-name="P15"><text:a xlink:type="simple" xlink:href="#__RefHeading___Toc129_3871896536" text:style-name="Index_20_Link" text:visited-style-name="Index_20_Link">Resumo<text:tab/>6</text:a></text:p>
          <text:p text:style-name="P15"><text:a xlink:type="simple" xlink:href="#__RefHeading___Toc131_3871896536" text:style-name="Index_20_Link" text:visited-style-name="Index_20_Link">Prefácio*<text:tab/>7</text:a></text:p>
          <text:p text:style-name="P15"><text:a xlink:type="simple" xlink:href="#__RefHeading___Toc133_3871896536" text:style-name="Index_20_Link" text:visited-style-name="Index_20_Link">Introdução<text:tab/>8</text:a></text:p>
          <text:p text:style-name="P15"><text:a xlink:type="simple" xlink:href="#__RefHeading___Toc135_3871896536" text:style-name="Index_20_Link" text:visited-style-name="Index_20_Link">A história da missão<text:tab/>9</text:a></text:p>
          <text:p text:style-name="P15"><text:a xlink:type="simple" xlink:href="#__RefHeading___Toc137_3871896536" text:style-name="Index_20_Link" text:visited-style-name="Index_20_Link">Uma vida dividida<text:tab/>11</text:a></text:p>
          <text:p text:style-name="P15"><text:a xlink:type="simple" xlink:href="#__RefHeading___Toc139_3871896536" text:style-name="Index_20_Link" text:visited-style-name="Index_20_Link">Os jogos<text:tab/>11</text:a></text:p>
          <text:p text:style-name="P15"><text:a xlink:type="simple" xlink:href="#__RefHeading___Toc141_3871896536" text:style-name="Index_20_Link" text:visited-style-name="Index_20_Link">Conclusão<text:tab/>12</text:a></text:p>
          <text:p text:style-name="P15"><text:a xlink:type="simple" xlink:href="#__RefHeading___Toc297_3844737142" text:style-name="Index_20_Link" text:visited-style-name="Index_20_Link">BibliograFIA<text:tab/>13</text:a></text:p>
        </text:index-body>
      </text:table-of-content>
      <text:h text:style-name="P21" text:outline-level="1"/>
      <text:list xml:id="list1863642179" text:style-name="Outline">
        <text:list-item>
          <text:h text:style-name="P26" text:outline-level="1"><text:bookmark-start text:name="__RefHeading___Toc129_3871896536"/>Resumo<text:bookmark-end text:name="__RefHeading___Toc129_3871896536"/></text:h>
        </text:list-item>
      </text:list>
      <text:p text:style-name="P7"/>
      <text:list xml:id="list172413987170409" text:continue-numbering="true" text:style-name="Outline">
        <text:list-item>
          <text:h text:style-name="P25" text:outline-level="1"><text:bookmark-start text:name="__RefHeading___Toc131_3871896536"/>Prefácio*<text:bookmark-end text:name="__RefHeading___Toc131_3871896536"/></text:h>
        </text:list-item>
      </text:list>
      <text:h text:style-name="P19" text:outline-level="1"/>
      <text:list xml:id="list172414145044782" text:continue-numbering="true" text:style-name="Outline">
        <text:list-item>
          <text:h text:style-name="P25" text:outline-level="1"><text:bookmark-start text:name="__RefHeading___Toc133_3871896536"/>Introdução<text:bookmark-end text:name="__RefHeading___Toc133_3871896536"/></text:h>
        </text:list-item>
      </text:list>
      <text:h text:style-name="P22" text:outline-level="1"/>
      <text:list xml:id="list172413187401319" text:continue-numbering="true" text:style-name="Outline">
        <text:list-item>
          <text:h text:style-name="P26" text:outline-level="1"><text:bookmark-start text:name="__RefHeading___Toc135_3871896536"/>A história da missão<text:bookmark-end text:name="__RefHeading___Toc135_3871896536"/></text:h>
        </text:list-item>
      </text:list>
      <text:p text:style-name="P7"><text:tab/><text:span text:style-name="T4">É uma história da atividade das igrejas em suas gestões de comunicar o evangelho de Jesus Cristo, dentro e fora de suas fronteiras; é uma história da extensão da fé cristã no mundo.</text:span></text:p>
      <text:p text:style-name="P7"><text:tab/><text:span text:style-name="T4">Infelizmente, a própria definição das disciplinas – História da Igreja e História das Missões – mostra uma dicotomia, uma estrutura bipolas que parece negar a unidade entre igreja e missão, insinuando que há certos capítulos na vida da igreja que são parte de sua verdadeira “históri” e outros que somente são parte da sua “missão”.</text:span></text:p>
      <text:p text:style-name="P8">Como a história das missões contribui para a vida da Igreja em sua luta para ser fiel ao evangelho de Jesus Cristo, sendo um sinal do Reino de Deus no mundo? Algumas respostas possíveis a essa pergunta são</text:p>
      <text:p text:style-name="P8"><text:tab/>Primeiro, a história das missões ajuda o povo de Deus a descobrir e aceit<text:span text:style-name="T5">a que as “missões” têm estendido a fé cristã além das fronteiras da cristandade e dos centros onde a fé tem raízes desde os tempos antigos. Nessa história, encontramos crentes – uns com título de “missionário”, outros sem ele – cuja fé tem uma urgência e um imperativo por compartilhar sua experiência de Deus. Veremos algo sobre os desafios, as ambiguidades, as lutas, os triunfos, as frustrações e as esperanças que tal vocação engendrou. Seremos testemunhas de muitos triunfos, mas também de muitas derrotas; de muitas visões proféticas, as também de muitas visões torcidas; de muitos benefícios, mas também – confessemos – de muitos danos.</text:span></text:p>
      <text:p text:style-name="P8"><text:tab/><text:span text:style-name="T5">Segundo, a história das missões ilustra a diversidade e a riqueza que existem nas “missões”. Essa história dá evidência de que as missões não foram, não são, nem serão uma atividade homogênea, unidirecional e com apenas um padrão. Pelo contrário, essa história testifica a liberdade soberana do Espírito Santo e a capacidade – ou a incapacidade – de discernimento de milhiares de crentes que, estando à margem dos centros da teologia e da ordem eclesiástica, têm tratado de comunicar o evangelho e estabelecer a ordem da igreja cristã onde estes não existam e onde havia “deficiências” nessa ordem.</text:span></text:p>
      <text:p text:style-name="P8"><text:tab/><text:span text:style-name="T5">Terceiro, a história das missões lembra-nos de que a atividade missionária, por parte do povo de Deus, nem sempre cumpre com as mais altas exigências e com o </text:span><text:soft-page-break/><text:span text:style-name="T5">entendimento do Evangelho de Cristo. Como aqui se lerá, não são poucas as ocasiões em que a história das missões é também uma história de atropelo, de genocídio, de abuso de poder e de pecado. Essa dimensão na história das missões pretende, por um lado, relativizar a atitude triunfalista que, em certas ocasiões, tem animado e até constrangido as obra missionárias da igreja, e que lhe tem permitido continuar cometendo muiitos erros do passado; por outro lado, pretende alertar a igreja para uma reflexão crítica e cautelosa da nossa atividade missionária.</text:span></text:p>
      <text:p text:style-name="P8"><text:tab/><text:span text:style-name="T6">Em quarto lugar, e no outro extremo, a história das missões celebra o acervo das gestões missionárias – sem perder uma atitude crítica – até o ponto de recuperar estilos, estratégias e teologias que caracterizaram as missões saudáveis e que podem ajudar a formar uma nova geração de crentes missionários. Assim como é importante questionar e repudiar as práticas missionárias que põem em perigo a integridade do evangelho também é importante celebrar as missões que continuam desenvolvendo uma consciência histórica, uma atitude crítica, uma voz profética e uma busca de fidelidade ao evangelho na atividade missionária cotidiana.</text:span></text:p>
      <text:p text:style-name="P11"><text:tab/>Finalmente, a história das missões ilustra a diversidade do povo de Deus, sua extensão sobre a face da terra e a promessa de que essa fé não ficará circunstrita a algumas culturas ou regiões geográficas, mas que avança por todo o mundo como testemunho vivo da vitalidade da fé do povo de Deus. As missões são o testemunho da atividade do povo de Deus no mundo com todo tipo de pessoas e em todas as circunstâncias. São testemunho do risco que Deus tem aceitado ao compartilhar com seu povo a tarega de salvação e reconciliação, nunca esgotando caminhos novos para dar a conhecer o evangelho. São tmabém testemunho da diversidade do povo de Deus e, ao mesmo tempo, da luta por discernir a atividade de Deus no mundo – e de fazê-lo com humildade e confiança em Deus. São testemunho da interdependência da comunidade da fé ao redor do mundo e da dependência da comunidade em Deus, protagonista de toda atividade missionária.</text:p>
      <text:list xml:id="list172414092046303" text:continue-numbering="true" text:style-name="Outline">
        <text:list-item>
          <text:h text:style-name="P23" text:outline-level="1"><text:bookmark-start text:name="__RefHeading___Toc137_3871896536"/><text:soft-page-break/>Uma vida dividida<text:bookmark-end text:name="__RefHeading___Toc137_3871896536"/></text:h>
        </text:list-item>
        <text:list-item>
          <text:h text:style-name="P23" text:outline-level="1"><text:bookmark-start text:name="__RefHeading___Toc139_3871896536"/>Os jogos<text:bookmark-end text:name="__RefHeading___Toc139_3871896536"/></text:h>
        </text:list-item>
      </text:list>
      <text:h text:style-name="P20" text:outline-level="1"/>
      <text:list xml:id="list172414341795813" text:continue-numbering="true" text:style-name="Outline">
        <text:list-item>
          <text:h text:style-name="P27" text:outline-level="1"><text:bookmark-start text:name="__RefHeading___Toc141_3871896536"/>Conclusão<text:bookmark-end text:name="__RefHeading___Toc141_3871896536"/></text:h>
        </text:list-item>
      </text:list>
      <text:p text:style-name="P9"/>
      <text:h text:style-name="P24" text:outline-level="1"/>
      <text:list xml:id="list172413371604957" text:continue-numbering="true" text:style-name="Outline">
        <text:list-item>
          <text:h text:style-name="P25" text:outline-level="1"><text:bookmark-start text:name="__RefHeading___Toc297_3844737142"/>Bibliogra<text:span text:style-name="T10">fia</text:span><text:bookmark-end text:name="__RefHeading___Toc297_3844737142"/></text:h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OGO_5f_CTM" draw:display-name="LOGO_CTM" xlink:href="Pictures/1000000000000500000000CF73E1439B139099F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fo:language="pt" fo:country="BR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line-height="150%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Standard" style:auto-update="true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arial" fo:font-family="arial" style:font-style-name="Regular" style:font-family-generic="swiss"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Header">
      <style:text-properties officeooo:rsid="004732ad" officeooo:paragraph-rsid="004732ad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12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MP3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7</text:page-number></text:p>
      </style:footer>
    </style:master-page>
    <style:master-page style:name="Envelope" style:hidden="true" style:page-layout-name="Mpm4"/>
    <style:master-page style:name="HTML" style:hidden="true" style:page-layout-name="Mpm5"/>
    <style:master-page style:name="Footnote" style:hidden="true" style:page-layout-name="Mpm6"/>
    <style:master-page style:name="Endnote" style:hidden="true" style:page-layout-name="Mpm6"/>
    <style:master-page style:name="Landscape" style:hidden="true" style:page-layout-name="Mpm7"/>
    <style:master-page style:name="CTM" style:page-layout-name="Mpm8">
      <style:header>
        <text:p text:style-name="Header"/>
      </style:header>
      <style:footer>
        <text:p text:style-name="MP1"><text:page-number text:select-page="current">11</text:page-number></text:p>
      </style:footer>
      <style:footer-left>
        <text:p text:style-name="MP1"><text:page-number text:select-page="current">1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9:08:03.954604933</meta:creation-date>
    <dc:title>CTM</dc:title>
    <meta:editing-duration>PT21M40S</meta:editing-duration>
    <meta:editing-cycles>4</meta:editing-cycles>
    <meta:generator>LibreOffice/6.4.7.2$Linux_X86_64 LibreOffice_project/40$Build-2</meta:generator>
    <dc:date>2021-10-18T17:24:03.684016918</dc:date>
    <meta:document-statistic meta:table-count="0" meta:image-count="11" meta:object-count="0" meta:page-count="11" meta:paragraph-count="38" meta:word-count="812" meta:character-count="4890" meta:non-whitespace-character-count="4097"/>
    <meta:template xlink:type="simple" xlink:actuate="onRequest" xlink:title="CTM" xlink:href="../../../../Templates/CTM.ott" meta:date="2021-10-18T09:08:02.957105578"/>
  </office:meta>
</office:document-meta>
</file>